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fo:border="0.74pt solid #000000"/>
    </style:style>
    <style:style style:name="ce14" style:family="table-cell" style:parent-style-name="Default" style:data-style-name="N0">
      <style:table-cell-properties fo:background-color="#729fcf" fo:border="0.74pt solid #000000"/>
    </style:style>
    <style:style style:name="ce18" style:family="table-cell" style:parent-style-name="Default" style:data-style-name="N120"/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border="0.74pt solid #000000"/>
      <style:text-properties style:text-underline-style="none"/>
    </style:style>
    <style:style style:name="ce4" style:family="table-cell" style:parent-style-name="Default">
      <style:table-cell-properties fo:background-color="#81d41a" fo:border="0.74pt solid #000000"/>
    </style:style>
    <style:style style:name="ce10" style:family="table-cell" style:parent-style-name="Default">
      <style:table-cell-properties fo:background-color="#81d41a" fo:border="0.74pt solid #000000"/>
      <style:text-properties style:use-window-font-color="true"/>
    </style:style>
    <style:style style:name="ce11" style:family="table-cell" style:parent-style-name="Default">
      <style:table-cell-properties fo:background-color="#81d41a" fo:border="0.74pt solid #000000"/>
      <style:text-properties fo:color="#ff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ff00" fo:border="0.74pt solid #000000"/>
    </style:style>
    <style:style style:name="ce15" style:family="table-cell" style:parent-style-name="Default">
      <style:table-cell-properties fo:background-color="#ffff00" fo:border="0.74pt solid #000000"/>
      <style:text-properties style:use-window-font-color="true"/>
    </style:style>
    <style:style style:name="ce16" style:family="table-cell" style:parent-style-name="Default">
      <style:table-cell-properties fo:background-color="#ffff00" fo:border="0.74pt solid #000000"/>
      <style:text-properties fo:color="#ff0000"/>
    </style:style>
    <style:style style:name="ce17" style:family="table-cell" style:parent-style-name="Default" style:data-style-name="N81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4"/>
        <table:table-column table:style-name="co6" table:default-cell-style-name="ce12"/>
        <table:table-column table:style-name="co7" table:default-cell-style-name="ce12"/>
        <table:table-column table:style-name="co8" table:number-columns-repeated="6" table:default-cell-style-name="ce4"/>
        <table:table-column table:style-name="co8" table:number-columns-repeated="6" table:default-cell-style-name="ce6"/>
        <table:table-column table:style-name="co8" table:number-columns-repeated="16365" table:default-cell-style-name="Default"/>
        <table:table-row table:style-name="ro1">
          <table:table-cell table:style-name="ce1" office:value-type="string" calcext:value-type="string">
            <text:p>Pathway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FP</text:p>
          </table:table-cell>
          <table:table-cell table:style-name="ce9" office:value-type="string" calcext:value-type="string">
            <text:p>FN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5" office:value-type="string" calcext:value-type="string">
            <text:p>TP_g</text:p>
          </table:table-cell>
          <table:table-cell table:style-name="ce5" office:value-type="string" calcext:value-type="string">
            <text:p>FP_g</text:p>
          </table:table-cell>
          <table:table-cell table:style-name="ce5" office:value-type="string" calcext:value-type="string">
            <text:p>FN_g</text:p>
          </table:table-cell>
          <table:table-cell table:style-name="ce5" office:value-type="string" calcext:value-type="string">
            <text:p>Precision_g</text:p>
          </table:table-cell>
          <table:table-cell table:style-name="ce5" office:value-type="string" calcext:value-type="string">
            <text:p>Recall_g</text:p>
          </table:table-cell>
          <table:table-cell table:style-name="ce5" office:value-type="string" calcext:value-type="string">
            <text:p>F1_g</text:p>
          </table:table-cell>
          <table:table-cell table:number-columns-repeated="2"/>
          <table:table-cell table:style-name="ce1" table:number-columns-repeated="16363"/>
        </table:table-row>
        <table:table-row table:style-name="ro1">
          <table:table-cell office:value-type="string" calcext:value-type="string">
            <text:p>Citric-acid-cycle-(TCA-cycle)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1702127659574468</text:p>
          </table:table-cell>
          <table:table-cell office:value-type="string" calcext:value-type="string">
            <text:p>0.1038961038961039</text:p>
          </table:table-cell>
          <table:table-cell office:value-type="float" office:value="0.129032258064516" calcext:value-type="float">
            <text:p>0.129032258064516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4108" calcext:value-type="float">
            <text:p>4108</text:p>
          </table:table-cell>
          <table:table-cell office:value-type="float" office:value="138" calcext:value-type="float">
            <text:p>138</text:p>
          </table:table-cell>
          <table:table-cell office:value-type="float" office:value="0.00387972841901067" calcext:value-type="float">
            <text:p>0.00387972841901067</text:p>
          </table:table-cell>
          <table:table-cell office:value-type="float" office:value="0.103896103896104" calcext:value-type="float">
            <text:p>0.103896103896104</text:p>
          </table:table-cell>
          <table:table-cell office:value-type="float" office:value="0.00748013090229079" calcext:value-type="float">
            <text:p>0.00748013090229079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44661" calcext:value-type="float">
            <text:p>44661</text:p>
          </table:table-cell>
          <table:table-cell office:value-type="float" office:value="138" calcext:value-type="float">
            <text:p>138</text:p>
          </table:table-cell>
          <table:table-cell office:value-type="float" office:value="0.000358126105154778" calcext:value-type="float">
            <text:p>0.000358126105154778</text:p>
          </table:table-cell>
          <table:table-cell office:value-type="float" office:value="0.103896103896104" calcext:value-type="float">
            <text:p>0.103896103896104</text:p>
          </table:table-cell>
          <table:table-cell office:value-type="float" office:value="0.000713791795855547" calcext:value-type="float">
            <text:p>0.0007137917958555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9</text:p>
          </table:table-cell>
          <table:table-cell office:value-type="float" office:value="0.486486486486486" calcext:value-type="float">
            <text:p>0.486486486486486</text:p>
          </table:table-cell>
          <table:table-cell office:value-type="float" office:value="18" calcext:value-type="float">
            <text:p>18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0.00912316269640142" calcext:value-type="float">
            <text:p>0.00912316269640142</text:p>
          </table:table-cell>
          <table:table-cell office:value-type="float" office:value="0.9" calcext:value-type="float">
            <text:p>0.9</text:p>
          </table:table-cell>
          <table:table-cell office:value-type="float" office:value="0.0180632212744606" calcext:value-type="float">
            <text:p>0.0180632212744606</text:p>
          </table:table-cell>
          <table:table-cell office:value-type="float" office:value="18" calcext:value-type="float">
            <text:p>18</text:p>
          </table:table-cell>
          <table:table-cell office:value-type="float" office:value="6525" calcext:value-type="float">
            <text:p>6525</text:p>
          </table:table-cell>
          <table:table-cell office:value-type="float" office:value="2" calcext:value-type="float">
            <text:p>2</text:p>
          </table:table-cell>
          <table:table-cell office:value-type="float" office:value="0.00275103163686382" calcext:value-type="float">
            <text:p>0.00275103163686382</text:p>
          </table:table-cell>
          <table:table-cell office:value-type="float" office:value="0.9" calcext:value-type="float">
            <text:p>0.9</text:p>
          </table:table-cell>
          <table:table-cell office:value-type="float" office:value="0.0054852963583727" calcext:value-type="float">
            <text:p>0.00548529635837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4088050314465409</text:p>
          </table:table-cell>
          <table:table-cell office:value-type="string" calcext:value-type="string">
            <text:p>0.6435643564356436</text:p>
          </table:table-cell>
          <table:table-cell office:value-type="float" office:value="0.5" calcext:value-type="float">
            <text:p>0.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470" calcext:value-type="float">
            <text:p>447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.0143329658213892" calcext:value-type="float">
            <text:p>0.0143329658213892</text:p>
          </table:table-cell>
          <table:table-cell table:style-name="ce10" office:value-type="float" office:value="0.643564356435644" calcext:value-type="float">
            <text:p>0.643564356435644</text:p>
          </table:table-cell>
          <table:table-cell table:style-name="ce10" office:value-type="float" office:value="0.0280414150129422" calcext:value-type="float">
            <text:p>0.028041415012942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2952" calcext:value-type="float">
            <text:p>2952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0.0146862483311081" calcext:value-type="float">
            <text:p>0.0146862483311081</text:p>
          </table:table-cell>
          <table:table-cell table:style-name="ce15" office:value-type="float" office:value="0.488888888888889" calcext:value-type="float">
            <text:p>0.488888888888889</text:p>
          </table:table-cell>
          <table:table-cell table:style-name="ce15" office:value-type="float" office:value="0.0285158781594297" calcext:value-type="float">
            <text:p>0.028515878159429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lycolysis-kBase-(kBase.sif mitad de kbSif)</text:p>
          </table:table-cell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6842105263157895</text:p>
          </table:table-cell>
          <table:table-cell office:value-type="string" calcext:value-type="string">
            <text:p>0.06435643564356436</text:p>
          </table:table-cell>
          <table:table-cell office:value-type="float" office:value="0.0663265306122449" calcext:value-type="float">
            <text:p>0.0663265306122449</text:p>
          </table:table-cell>
          <table:table-cell office:value-type="float" office:value="13" calcext:value-type="float">
            <text:p>13</text:p>
          </table:table-cell>
          <table:table-cell office:value-type="float" office:value="6611" calcext:value-type="float">
            <text:p>6611</text:p>
          </table:table-cell>
          <table:table-cell office:value-type="float" office:value="189" calcext:value-type="float">
            <text:p>189</text:p>
          </table:table-cell>
          <table:table-cell office:value-type="float" office:value="0.00196256038647343" calcext:value-type="float">
            <text:p>0.00196256038647343</text:p>
          </table:table-cell>
          <table:table-cell office:value-type="float" office:value="0.0643564356435644" calcext:value-type="float">
            <text:p>0.0643564356435644</text:p>
          </table:table-cell>
          <table:table-cell office:value-type="float" office:value="0.00380896571930853" calcext:value-type="float">
            <text:p>0.00380896571930853</text:p>
          </table:table-cell>
          <table:table-cell office:value-type="float" office:value="13" calcext:value-type="float">
            <text:p>13</text:p>
          </table:table-cell>
          <table:table-cell office:value-type="float" office:value="35520" calcext:value-type="float">
            <text:p>35520</text:p>
          </table:table-cell>
          <table:table-cell office:value-type="float" office:value="189" calcext:value-type="float">
            <text:p>189</text:p>
          </table:table-cell>
          <table:table-cell office:value-type="float" office:value="0.000365857090591844" calcext:value-type="float">
            <text:p>0.000365857090591844</text:p>
          </table:table-cell>
          <table:table-cell office:value-type="float" office:value="0.0643564356435644" calcext:value-type="float">
            <text:p>0.0643564356435644</text:p>
          </table:table-cell>
          <table:table-cell office:value-type="float" office:value="0.000727578004757241" calcext:value-type="float">
            <text:p>0.00072757800475724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DACs-deacetylate-histones-(pasa-pero-hay-dudas)</text:p>
          </table:table-cell>
          <table:table-cell office:value-type="float" office:value="108" calcext:value-type="float">
            <text:p>108</text:p>
          </table:table-cell>
          <table:table-cell office:value-type="float" office:value="221" calcext:value-type="float">
            <text:p>221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0.3282674772036474</text:p>
          </table:table-cell>
          <table:table-cell office:value-type="string" calcext:value-type="string">
            <text:p>0.026232693709011417</text:p>
          </table:table-cell>
          <table:table-cell office:value-type="float" office:value="0.048582995951417" calcext:value-type="float">
            <text:p>0.048582995951417</text:p>
          </table:table-cell>
          <table:table-cell office:value-type="float" office:value="108" calcext:value-type="float">
            <text:p>108</text:p>
          </table:table-cell>
          <table:table-cell office:value-type="float" office:value="4162" calcext:value-type="float">
            <text:p>4162</text:p>
          </table:table-cell>
          <table:table-cell office:value-type="float" office:value="4009" calcext:value-type="float">
            <text:p>4009</text:p>
          </table:table-cell>
          <table:table-cell office:value-type="float" office:value="0.0252927400468384" calcext:value-type="float">
            <text:p>0.0252927400468384</text:p>
          </table:table-cell>
          <table:table-cell office:value-type="float" office:value="0.0262326937090114" calcext:value-type="float">
            <text:p>0.0262326937090114</text:p>
          </table:table-cell>
          <table:table-cell office:value-type="float" office:value="0.0257541433170383" calcext:value-type="float">
            <text:p>0.0257541433170383</text:p>
          </table:table-cell>
          <table:table-cell office:value-type="float" office:value="108" calcext:value-type="float">
            <text:p>108</text:p>
          </table:table-cell>
          <table:table-cell office:value-type="float" office:value="11445" calcext:value-type="float">
            <text:p>11445</text:p>
          </table:table-cell>
          <table:table-cell office:value-type="float" office:value="4009" calcext:value-type="float">
            <text:p>4009</text:p>
          </table:table-cell>
          <table:table-cell office:value-type="float" office:value="0.00934822124123604" calcext:value-type="float">
            <text:p>0.00934822124123604</text:p>
          </table:table-cell>
          <table:table-cell office:value-type="float" office:value="0.0262326937090114" calcext:value-type="float">
            <text:p>0.0262326937090114</text:p>
          </table:table-cell>
          <table:table-cell office:value-type="float" office:value="0.013784301212508" calcext:value-type="float">
            <text:p>0.01378430121250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FNG-signaling-activates-MAPKs-(kBase.sif mitad de kbSif)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152542372881356</text:p>
          </table:table-cell>
          <table:table-cell office:value-type="string" calcext:value-type="string">
            <text:p>0.765625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49" calcext:value-type="float">
            <text:p>49</text:p>
          </table:table-cell>
          <table:table-cell office:value-type="float" office:value="2910" calcext:value-type="float">
            <text:p>2910</text:p>
          </table:table-cell>
          <table:table-cell office:value-type="float" office:value="15" calcext:value-type="float">
            <text:p>15</text:p>
          </table:table-cell>
          <table:table-cell office:value-type="float" office:value="0.0165596485299088" calcext:value-type="float">
            <text:p>0.0165596485299088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324181276877274" calcext:value-type="float">
            <text:p>0.0324181276877274</text:p>
          </table:table-cell>
          <table:table-cell office:value-type="float" office:value="49" calcext:value-type="float">
            <text:p>49</text:p>
          </table:table-cell>
          <table:table-cell office:value-type="float" office:value="13016" calcext:value-type="float">
            <text:p>13016</text:p>
          </table:table-cell>
          <table:table-cell office:value-type="float" office:value="15" calcext:value-type="float">
            <text:p>15</text:p>
          </table:table-cell>
          <table:table-cell office:value-type="float" office:value="0.00375047837734405" calcext:value-type="float">
            <text:p>0.0037504783773440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0746439180440247" calcext:value-type="float">
            <text:p>0.007464391804402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terferon-alpha-beta-signaling-(failing)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45165238678090575</text:p>
          </table:table-cell>
          <table:table-cell office:value-type="string" calcext:value-type="string">
            <text:p>0.36716417910447763</text:p>
          </table:table-cell>
          <table:table-cell office:value-type="float" office:value="0.405049396267838" calcext:value-type="float">
            <text:p>0.405049396267838</text:p>
          </table:table-cell>
          <table:table-cell office:value-type="float" office:value="447" calcext:value-type="float">
            <text:p>447</text:p>
          </table:table-cell>
          <table:table-cell office:value-type="float" office:value="17368" calcext:value-type="float">
            <text:p>17368</text:p>
          </table:table-cell>
          <table:table-cell office:value-type="float" office:value="626" calcext:value-type="float">
            <text:p>626</text:p>
          </table:table-cell>
          <table:table-cell office:value-type="float" office:value="0.0250912152680326" calcext:value-type="float">
            <text:p>0.0250912152680326</text:p>
          </table:table-cell>
          <table:table-cell office:value-type="float" office:value="0.416589002795899" calcext:value-type="float">
            <text:p>0.416589002795899</text:p>
          </table:table-cell>
          <table:table-cell office:value-type="float" office:value="0.0473316391359593" calcext:value-type="float">
            <text:p>0.0473316391359593</text:p>
          </table:table-cell>
          <table:table-cell office:value-type="float" office:value="447" calcext:value-type="float">
            <text:p>447</text:p>
          </table:table-cell>
          <table:table-cell office:value-type="float" office:value="86669" calcext:value-type="float">
            <text:p>86669</text:p>
          </table:table-cell>
          <table:table-cell office:value-type="float" office:value="626" calcext:value-type="float">
            <text:p>626</text:p>
          </table:table-cell>
          <table:table-cell office:value-type="float" office:value="0.00513108958170715" calcext:value-type="float">
            <text:p>0.00513108958170715</text:p>
          </table:table-cell>
          <table:table-cell office:value-type="float" office:value="0.416589002795899" calcext:value-type="float">
            <text:p>0.416589002795899</text:p>
          </table:table-cell>
          <table:table-cell office:value-type="float" office:value="0.0101373187132182" calcext:value-type="float">
            <text:p>0.010137318713218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terleukin-2-signaling-(failing)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696969696969697</text:p>
          </table:table-cell>
          <table:table-cell office:value-type="string" calcext:value-type="string">
            <text:p>0.9215686274509803</text:p>
          </table:table-cell>
          <table:table-cell office:value-type="float" office:value="0.704119850187266" calcext:value-type="float">
            <text:p>0.704119850187266</text:p>
          </table:table-cell>
          <table:table-cell office:value-type="float" office:value="188" calcext:value-type="float">
            <text:p>188</text:p>
          </table:table-cell>
          <table:table-cell office:value-type="float" office:value="6440" calcext:value-type="float">
            <text:p>6440</text:p>
          </table:table-cell>
          <table:table-cell office:value-type="float" office:value="16" calcext:value-type="float">
            <text:p>16</text:p>
          </table:table-cell>
          <table:table-cell office:value-type="float" office:value="0.0283645141822571" calcext:value-type="float">
            <text:p>0.0283645141822571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0.0550351288056206" calcext:value-type="float">
            <text:p>0.0550351288056206</text:p>
          </table:table-cell>
          <table:table-cell office:value-type="float" office:value="188" calcext:value-type="float">
            <text:p>188</text:p>
          </table:table-cell>
          <table:table-cell office:value-type="float" office:value="23771" calcext:value-type="float">
            <text:p>23771</text:p>
          </table:table-cell>
          <table:table-cell office:value-type="float" office:value="16" calcext:value-type="float">
            <text:p>16</text:p>
          </table:table-cell>
          <table:table-cell office:value-type="float" office:value="0.00784673817772027" calcext:value-type="float">
            <text:p>0.0078467381777202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0.0155609816661838" calcext:value-type="float">
            <text:p>0.015560981666183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20833333333333332</text:p>
          </table:table-cell>
          <table:table-cell office:value-type="string" calcext:value-type="string">
            <text:p>0.009615384615384616</text:p>
          </table:table-cell>
          <table:table-cell office:value-type="float" office:value="0.0131578947368421" calcext:value-type="float">
            <text:p>0.01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103" calcext:value-type="float">
            <text:p>103</text:p>
          </table:table-cell>
          <table:table-cell office:value-type="float" office:value="0.000486854917234664" calcext:value-type="float">
            <text:p>0.000486854917234664</text:p>
          </table:table-cell>
          <table:table-cell office:value-type="float" office:value="0.00961538461538462" calcext:value-type="float">
            <text:p>0.00961538461538462</text:p>
          </table:table-cell>
          <table:table-cell office:value-type="float" office:value="0.00092678405931418" calcext:value-type="float">
            <text:p>0.00092678405931418</text:p>
          </table:table-cell>
          <table:table-cell office:value-type="float" office:value="1" calcext:value-type="float">
            <text:p>1</text:p>
          </table:table-cell>
          <table:table-cell office:value-type="float" office:value="44582" calcext:value-type="float">
            <text:p>44582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0.0000224300742435457" calcext:value-type="float">
            <text:p>2.24E-05</text:p>
          </table:table-cell>
          <table:table-cell office:value-type="float" office:value="0.00961538461538462" calcext:value-type="float">
            <text:p>0.00961538461538462</text:p>
          </table:table-cell>
          <table:table-cell table:style-name="ce17" office:value-type="float" office:value="0.000044755745518831" calcext:value-type="float">
            <text:p>4.48E-0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gative-regulation-of-FGFR1-signaling</text:p>
          </table:table-cell>
          <table:table-cell office:value-type="float" office:value="192" calcext:value-type="float">
            <text:p>192</text:p>
          </table:table-cell>
          <table:table-cell office:value-type="float" office:value="412" calcext:value-type="float">
            <text:p>4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31788079470198677</text:p>
          </table:table-cell>
          <table:table-cell office:value-type="string" calcext:value-type="string">
            <text:p>0.5783132530120482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157" calcext:value-type="float">
            <text:p>157</text:p>
          </table:table-cell>
          <table:table-cell office:value-type="float" office:value="10188" calcext:value-type="float">
            <text:p>10188</text:p>
          </table:table-cell>
          <table:table-cell office:value-type="float" office:value="140" calcext:value-type="float">
            <text:p>140</text:p>
          </table:table-cell>
          <table:table-cell office:value-type="float" office:value="0.0151764137264379" calcext:value-type="float">
            <text:p>0.0151764137264379</text:p>
          </table:table-cell>
          <table:table-cell office:value-type="float" office:value="0.528619528619529" calcext:value-type="float">
            <text:p>0.528619528619529</text:p>
          </table:table-cell>
          <table:table-cell office:value-type="float" office:value="0.0295057320052622" calcext:value-type="float">
            <text:p>0.0295057320052622</text:p>
          </table:table-cell>
          <table:table-cell office:value-type="float" office:value="157" calcext:value-type="float">
            <text:p>157</text:p>
          </table:table-cell>
          <table:table-cell office:value-type="float" office:value="33398" calcext:value-type="float">
            <text:p>33398</text:p>
          </table:table-cell>
          <table:table-cell office:value-type="float" office:value="140" calcext:value-type="float">
            <text:p>140</text:p>
          </table:table-cell>
          <table:table-cell office:value-type="float" office:value="0.00467888541201013" calcext:value-type="float">
            <text:p>0.00467888541201013</text:p>
          </table:table-cell>
          <table:table-cell office:value-type="float" office:value="0.528619528619529" calcext:value-type="float">
            <text:p>0.528619528619529</text:p>
          </table:table-cell>
          <table:table-cell office:value-type="float" office:value="0.00927567056599315" calcext:value-type="float">
            <text:p>0.0092756705659931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3010752688172043</text:p>
          </table:table-cell>
          <table:table-cell office:value-type="string" calcext:value-type="string">
            <text:p>0.3373493975903614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84" calcext:value-type="float">
            <text:p>84</text:p>
          </table:table-cell>
          <table:table-cell office:value-type="float" office:value="4851" calcext:value-type="float">
            <text:p>4851</text:p>
          </table:table-cell>
          <table:table-cell office:value-type="float" office:value="165" calcext:value-type="float">
            <text:p>165</text:p>
          </table:table-cell>
          <table:table-cell office:value-type="float" office:value="0.0170212765957447" calcext:value-type="float">
            <text:p>0.0170212765957447</text:p>
          </table:table-cell>
          <table:table-cell office:value-type="float" office:value="0.337349397590361" calcext:value-type="float">
            <text:p>0.337349397590361</text:p>
          </table:table-cell>
          <table:table-cell office:value-type="float" office:value="0.0324074074074074" calcext:value-type="float">
            <text:p>0.0324074074074074</text:p>
          </table:table-cell>
          <table:table-cell office:value-type="float" office:value="84" calcext:value-type="float">
            <text:p>84</text:p>
          </table:table-cell>
          <table:table-cell office:value-type="float" office:value="15550" calcext:value-type="float">
            <text:p>15550</text:p>
          </table:table-cell>
          <table:table-cell office:value-type="float" office:value="165" calcext:value-type="float">
            <text:p>165</text:p>
          </table:table-cell>
          <table:table-cell office:value-type="float" office:value="0.005372905206601" calcext:value-type="float">
            <text:p>0.005372905206601</text:p>
          </table:table-cell>
          <table:table-cell office:value-type="float" office:value="0.337349397590361" calcext:value-type="float">
            <text:p>0.337349397590361</text:p>
          </table:table-cell>
          <table:table-cell office:value-type="float" office:value="0.0105773468488321" calcext:value-type="float">
            <text:p>0.010577346848832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FE2L2-regulates-pentose-phosphate-pathway-genes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42857142857142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9" calcext:value-type="float">
            <text:p>9</text:p>
          </table:table-cell>
          <table:table-cell office:value-type="float" office:value="2227" calcext:value-type="float">
            <text:p>2227</text:p>
          </table:table-cell>
          <table:table-cell office:value-type="float" office:value="5" calcext:value-type="float">
            <text:p>5</text:p>
          </table:table-cell>
          <table:table-cell office:value-type="float" office:value="0.00402504472271914" calcext:value-type="float">
            <text:p>0.00402504472271914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008" calcext:value-type="float">
            <text:p>0.008</text:p>
          </table:table-cell>
          <table:table-cell office:value-type="float" office:value="9" calcext:value-type="float">
            <text:p>9</text:p>
          </table:table-cell>
          <table:table-cell office:value-type="float" office:value="9470" calcext:value-type="float">
            <text:p>9470</text:p>
          </table:table-cell>
          <table:table-cell office:value-type="float" office:value="5" calcext:value-type="float">
            <text:p>5</text:p>
          </table:table-cell>
          <table:table-cell office:value-type="float" office:value="0.000949467243380103" calcext:value-type="float">
            <text:p>0.000949467243380103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00189613399346887" calcext:value-type="float">
            <text:p>0.001896133993468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aradoxical-activation-of-RAF-signaling-by-kinase-inactive-BRAF-(failing)</text:p>
          </table:table-cell>
          <table:table-cell office:value-type="float" office:value="509" calcext:value-type="float">
            <text:p>509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0.4648401826484018</text:p>
          </table:table-cell>
          <table:table-cell office:value-type="string" calcext:value-type="string">
            <text:p>0.47703842549203374</text:p>
          </table:table-cell>
          <table:table-cell office:value-type="float" office:value="0.470860314523589" calcext:value-type="float">
            <text:p>0.470860314523589</text:p>
          </table:table-cell>
          <table:table-cell office:value-type="float" office:value="509" calcext:value-type="float">
            <text:p>509</text:p>
          </table:table-cell>
          <table:table-cell office:value-type="float" office:value="17386" calcext:value-type="float">
            <text:p>17386</text:p>
          </table:table-cell>
          <table:table-cell office:value-type="float" office:value="558" calcext:value-type="float">
            <text:p>558</text:p>
          </table:table-cell>
          <table:table-cell office:value-type="float" office:value="0.0284436993573624" calcext:value-type="float">
            <text:p>0.0284436993573624</text:p>
          </table:table-cell>
          <table:table-cell office:value-type="float" office:value="0.477038425492034" calcext:value-type="float">
            <text:p>0.477038425492034</text:p>
          </table:table-cell>
          <table:table-cell office:value-type="float" office:value="0.0536863200084379" calcext:value-type="float">
            <text:p>0.0536863200084379</text:p>
          </table:table-cell>
          <table:table-cell office:value-type="float" office:value="509" calcext:value-type="float">
            <text:p>509</text:p>
          </table:table-cell>
          <table:table-cell office:value-type="float" office:value="73012" calcext:value-type="float">
            <text:p>73012</text:p>
          </table:table-cell>
          <table:table-cell office:value-type="float" office:value="558" calcext:value-type="float">
            <text:p>558</text:p>
          </table:table-cell>
          <table:table-cell office:value-type="float" office:value="0.00692319201316631" calcext:value-type="float">
            <text:p>0.00692319201316631</text:p>
          </table:table-cell>
          <table:table-cell office:value-type="float" office:value="0.477038425492034" calcext:value-type="float">
            <text:p>0.477038425492034</text:p>
          </table:table-cell>
          <table:table-cell office:value-type="float" office:value="0.0136483080388266" calcext:value-type="float">
            <text:p>0.013648308038826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entose-phosphate-cycle-(Pentose-phosphate-cycl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define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47" calcext:value-type="float">
            <text:p>1047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ndefined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324607329842932</text:p>
          </table:table-cell>
          <table:table-cell office:value-type="string" calcext:value-type="string">
            <text:p>0.9722222222222222</text:p>
          </table:table-cell>
          <table:table-cell office:value-type="float" office:value="0.308370044052863" calcext:value-type="float">
            <text:p>0.308370044052863</text:p>
          </table:table-cell>
          <table:table-cell office:value-type="float" office:value="35" calcext:value-type="float">
            <text:p>35</text:p>
          </table:table-cell>
          <table:table-cell office:value-type="float" office:value="14281" calcext:value-type="float">
            <text:p>14281</text:p>
          </table:table-cell>
          <table:table-cell office:value-type="float" office:value="1" calcext:value-type="float">
            <text:p>1</text:p>
          </table:table-cell>
          <table:table-cell office:value-type="float" office:value="0.00244481698798547" calcext:value-type="float">
            <text:p>0.00244481698798547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0.00487736900780379" calcext:value-type="float">
            <text:p>0.00487736900780379</text:p>
          </table:table-cell>
          <table:table-cell office:value-type="float" office:value="35" calcext:value-type="float">
            <text:p>35</text:p>
          </table:table-cell>
          <table:table-cell office:value-type="float" office:value="77692" calcext:value-type="float">
            <text:p>77692</text:p>
          </table:table-cell>
          <table:table-cell office:value-type="float" office:value="1" calcext:value-type="float">
            <text:p>1</text:p>
          </table:table-cell>
          <table:table-cell office:value-type="float" office:value="0.000450293977639688" calcext:value-type="float">
            <text:p>0.000450293977639688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0.000900171032496174" calcext:value-type="float">
            <text:p>0.00090017103249617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gulation_of_telomerase</text:p>
          </table:table-cell>
          <table:table-cell office:value-type="float" office:value="273" calcext:value-type="float">
            <text:p>273</text:p>
          </table:table-cell>
          <table:table-cell office:value-type="float" office:value="2766" calcext:value-type="float">
            <text:p>276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08983218163869694</text:p>
          </table:table-cell>
          <table:table-cell office:value-type="string" calcext:value-type="string">
            <text:p>0.7418478260869565</text:p>
          </table:table-cell>
          <table:table-cell office:value-type="float" office:value="0.160258291752275" calcext:value-type="float">
            <text:p>0.160258291752275</text:p>
          </table:table-cell>
          <table:table-cell office:value-type="float" office:value="275" calcext:value-type="float">
            <text:p>275</text:p>
          </table:table-cell>
          <table:table-cell office:value-type="float" office:value="63393" calcext:value-type="float">
            <text:p>63393</text:p>
          </table:table-cell>
          <table:table-cell office:value-type="float" office:value="95" calcext:value-type="float">
            <text:p>95</text:p>
          </table:table-cell>
          <table:table-cell office:value-type="float" office:value="0.00431928127159641" calcext:value-type="float">
            <text:p>0.00431928127159641</text:p>
          </table:table-cell>
          <table:table-cell office:value-type="float" office:value="0.743243243243243" calcext:value-type="float">
            <text:p>0.743243243243243</text:p>
          </table:table-cell>
          <table:table-cell office:value-type="float" office:value="0.00858865048877229" calcext:value-type="float">
            <text:p>0.008588650488772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1-activates-modulates-innate-immune-responses</text:p>
          </table:table-cell>
          <table:table-cell office:value-type="float" office:value="23" calcext:value-type="float">
            <text:p>2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732484076433121</text:p>
          </table:table-cell>
          <table:table-cell office:value-type="string" calcext:value-type="string">
            <text:p>0.696969696969697</text:p>
          </table:table-cell>
          <table:table-cell office:value-type="float" office:value="0.132564841498559" calcext:value-type="float">
            <text:p>0.132564841498559</text:p>
          </table:table-cell>
          <table:table-cell office:value-type="float" office:value="23" calcext:value-type="float">
            <text:p>23</text:p>
          </table:table-cell>
          <table:table-cell office:value-type="float" office:value="6474" calcext:value-type="float">
            <text:p>6474</text:p>
          </table:table-cell>
          <table:table-cell office:value-type="float" office:value="10" calcext:value-type="float">
            <text:p>10</text:p>
          </table:table-cell>
          <table:table-cell office:value-type="float" office:value="0.00354009542865938" calcext:value-type="float">
            <text:p>0.00354009542865938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00704441041347626" calcext:value-type="float">
            <text:p>0.007044410413476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1-modulates-host-translation-machinery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0.423728813559322</text:p>
          </table:table-cell>
          <table:table-cell office:value-type="string" calcext:value-type="string">
            <text:p>0.04222972972972973</text:p>
          </table:table-cell>
          <table:table-cell office:value-type="float" office:value="0.0768049155145929" calcext:value-type="float">
            <text:p>0.0768049155145929</text:p>
          </table:table-cell>
          <table:table-cell office:value-type="float" office:value="27" calcext:value-type="float">
            <text:p>27</text:p>
          </table:table-cell>
          <table:table-cell office:value-type="float" office:value="3437" calcext:value-type="float">
            <text:p>3437</text:p>
          </table:table-cell>
          <table:table-cell office:value-type="float" office:value="565" calcext:value-type="float">
            <text:p>565</text:p>
          </table:table-cell>
          <table:table-cell office:value-type="float" office:value="0.00779445727482679" calcext:value-type="float">
            <text:p>0.00779445727482679</text:p>
          </table:table-cell>
          <table:table-cell office:value-type="float" office:value="0.0456081081081081" calcext:value-type="float">
            <text:p>0.0456081081081081</text:p>
          </table:table-cell>
          <table:table-cell office:value-type="float" office:value="0.0133136094674556" calcext:value-type="float">
            <text:p>0.01331360946745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2608695652173914</text:p>
          </table:table-cell>
          <table:table-cell office:value-type="string" calcext:value-type="string">
            <text:p>0.08797653958944282</text:p>
          </table:table-cell>
          <table:table-cell office:value-type="float" office:value="0.138568129330254" calcext:value-type="float">
            <text:p>0.138568129330254</text:p>
          </table:table-cell>
          <table:table-cell office:value-type="float" office:value="30" calcext:value-type="float">
            <text:p>30</text:p>
          </table:table-cell>
          <table:table-cell office:value-type="float" office:value="9312" calcext:value-type="float">
            <text:p>9312</text:p>
          </table:table-cell>
          <table:table-cell office:value-type="float" office:value="311" calcext:value-type="float">
            <text:p>311</text:p>
          </table:table-cell>
          <table:table-cell office:value-type="float" office:value="0.00321130378933847" calcext:value-type="float">
            <text:p>0.00321130378933847</text:p>
          </table:table-cell>
          <table:table-cell office:value-type="float" office:value="0.0879765395894428" calcext:value-type="float">
            <text:p>0.0879765395894428</text:p>
          </table:table-cell>
          <table:table-cell office:value-type="float" office:value="0.00619642672725395" calcext:value-type="float">
            <text:p>0.006196426727253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91304347826087</text:p>
          </table:table-cell>
          <table:table-cell office:value-type="string" calcext:value-type="string">
            <text:p>0.5454545454545454</text:p>
          </table:table-cell>
          <table:table-cell office:value-type="float" office:value="0.455696202531646" calcext:value-type="float">
            <text:p>0.455696202531646</text:p>
          </table:table-cell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118811881188119" calcext:value-type="float">
            <text:p>0.118811881188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Maturation-of-spike-prote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2666666666666667</text:p>
          </table:table-cell>
          <table:table-cell office:value-type="float" office:value="0.0506329113924051" calcext:value-type="float">
            <text:p>0.050632911392405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0.0285714285714286" calcext:value-type="float">
            <text:p>0.0285714285714286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275862068965517" calcext:value-type="float">
            <text:p>0.02758620689655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modulates-host-translation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.4140625</text:p>
          </table:table-cell>
          <table:table-cell office:value-type="string" calcext:value-type="string">
            <text:p>0.07201086956521739</text:p>
          </table:table-cell>
          <table:table-cell office:value-type="float" office:value="0.122685185185185" calcext:value-type="float">
            <text:p>0.122685185185185</text:p>
          </table:table-cell>
          <table:table-cell office:value-type="float" office:value="56" calcext:value-type="float">
            <text:p>56</text:p>
          </table:table-cell>
          <table:table-cell office:value-type="float" office:value="3242" calcext:value-type="float">
            <text:p>3242</text:p>
          </table:table-cell>
          <table:table-cell office:value-type="float" office:value="681" calcext:value-type="float">
            <text:p>681</text:p>
          </table:table-cell>
          <table:table-cell office:value-type="float" office:value="0.0169799878714372" calcext:value-type="float">
            <text:p>0.0169799878714372</text:p>
          </table:table-cell>
          <table:table-cell office:value-type="float" office:value="0.0759837177747626" calcext:value-type="float">
            <text:p>0.0759837177747626</text:p>
          </table:table-cell>
          <table:table-cell office:value-type="float" office:value="0.0277571251548947" calcext:value-type="float">
            <text:p>0.02775712515489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316455696202531</text:p>
          </table:table-cell>
          <table:table-cell office:value-type="string" calcext:value-type="string">
            <text:p>0.5915492957746479</text:p>
          </table:table-cell>
          <table:table-cell office:value-type="float" office:value="0.56" calcext:value-type="float">
            <text:p>0.56</text:p>
          </table:table-cell>
          <table:table-cell office:value-type="float" office:value="42" calcext:value-type="float">
            <text:p>42</text:p>
          </table:table-cell>
          <table:table-cell office:value-type="float" office:value="1753" calcext:value-type="float">
            <text:p>1753</text:p>
          </table:table-cell>
          <table:table-cell office:value-type="float" office:value="29" calcext:value-type="float">
            <text:p>29</text:p>
          </table:table-cell>
          <table:table-cell office:value-type="float" office:value="0.0233983286908078" calcext:value-type="float">
            <text:p>0.0233983286908078</text:p>
          </table:table-cell>
          <table:table-cell office:value-type="float" office:value="0.591549295774648" calcext:value-type="float">
            <text:p>0.591549295774648</text:p>
          </table:table-cell>
          <table:table-cell office:value-type="float" office:value="0.045016077170418" calcext:value-type="float">
            <text:p>0.0450160771704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lenocysteine-synthesis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0.407202216066482</text:p>
          </table:table-cell>
          <table:table-cell office:value-type="string" calcext:value-type="string">
            <text:p>0.03432173710016344</text:p>
          </table:table-cell>
          <table:table-cell office:value-type="float" office:value="0.0633074935400517" calcext:value-type="float">
            <text:p>0.0633074935400517</text:p>
          </table:table-cell>
          <table:table-cell office:value-type="float" office:value="151" calcext:value-type="float">
            <text:p>151</text:p>
          </table:table-cell>
          <table:table-cell office:value-type="float" office:value="7473" calcext:value-type="float">
            <text:p>7473</text:p>
          </table:table-cell>
          <table:table-cell office:value-type="float" office:value="4132" calcext:value-type="float">
            <text:p>4132</text:p>
          </table:table-cell>
          <table:table-cell office:value-type="float" office:value="0.0198058761804827" calcext:value-type="float">
            <text:p>0.0198058761804827</text:p>
          </table:table-cell>
          <table:table-cell office:value-type="float" office:value="0.0352556619192155" calcext:value-type="float">
            <text:p>0.0352556619192155</text:p>
          </table:table-cell>
          <table:table-cell office:value-type="float" office:value="0.0253632317124381" calcext:value-type="float">
            <text:p>0.02536323171243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gnaling-downstream-of-RAS-mutants-(failing)</text:p>
          </table:table-cell>
          <table:table-cell office:value-type="float" office:value="410" calcext:value-type="float">
            <text:p>410</text:p>
          </table:table-cell>
          <table:table-cell office:value-type="float" office:value="453" calcext:value-type="float">
            <text:p>453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47508690614136734</text:p>
          </table:table-cell>
          <table:table-cell office:value-type="string" calcext:value-type="string">
            <text:p>0.41041041041041043</text:p>
          </table:table-cell>
          <table:table-cell office:value-type="float" office:value="0.440386680988185" calcext:value-type="float">
            <text:p>0.440386680988185</text:p>
          </table:table-cell>
          <table:table-cell office:value-type="float" office:value="415" calcext:value-type="float">
            <text:p>415</text:p>
          </table:table-cell>
          <table:table-cell office:value-type="float" office:value="11989" calcext:value-type="float">
            <text:p>11989</text:p>
          </table:table-cell>
          <table:table-cell office:value-type="float" office:value="584" calcext:value-type="float">
            <text:p>584</text:p>
          </table:table-cell>
          <table:table-cell office:value-type="float" office:value="0.0334569493711706" calcext:value-type="float">
            <text:p>0.0334569493711706</text:p>
          </table:table-cell>
          <table:table-cell office:value-type="float" office:value="0.415415415415415" calcext:value-type="float">
            <text:p>0.415415415415415</text:p>
          </table:table-cell>
          <table:table-cell office:value-type="float" office:value="0.0619264343803626" calcext:value-type="float">
            <text:p>0.06192643438036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gnalling-to-RAS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6174496644295303</text:p>
          </table:table-cell>
          <table:table-cell office:value-type="string" calcext:value-type="string">
            <text:p>0.75</text:p>
          </table:table-cell>
          <table:table-cell office:value-type="float" office:value="0.388059701492537" calcext:value-type="float">
            <text:p>0.388059701492537</text:p>
          </table:table-cell>
          <table:table-cell office:value-type="float" office:value="41" calcext:value-type="float">
            <text:p>41</text:p>
          </table:table-cell>
          <table:table-cell office:value-type="float" office:value="30423" calcext:value-type="float">
            <text:p>30423</text:p>
          </table:table-cell>
          <table:table-cell office:value-type="float" office:value="13" calcext:value-type="float">
            <text:p>13</text:p>
          </table:table-cell>
          <table:table-cell office:value-type="float" office:value="0.00134585084033613" calcext:value-type="float">
            <text:p>0.00134585084033613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0.00268693885575726" calcext:value-type="float">
            <text:p>0.002686938855757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246376811594203</text:p>
          </table:table-cell>
          <table:table-cell office:value-type="string" calcext:value-type="string">
            <text:p>0.5344827586206896</text:p>
          </table:table-cell>
          <table:table-cell office:value-type="float" office:value="0.316326530612245" calcext:value-type="float">
            <text:p>0.316326530612245</text:p>
          </table:table-cell>
          <table:table-cell office:value-type="float" office:value="31" calcext:value-type="float">
            <text:p>31</text:p>
          </table:table-cell>
          <table:table-cell office:value-type="float" office:value="3259" calcext:value-type="float">
            <text:p>3259</text:p>
          </table:table-cell>
          <table:table-cell office:value-type="float" office:value="27" calcext:value-type="float">
            <text:p>27</text:p>
          </table:table-cell>
          <table:table-cell office:value-type="float" office:value="0.00942249240121581" calcext:value-type="float">
            <text:p>0.00942249240121581</text:p>
          </table:table-cell>
          <table:table-cell office:value-type="float" office:value="0.53448275862069" calcext:value-type="float">
            <text:p>0.53448275862069</text:p>
          </table:table-cell>
          <table:table-cell office:value-type="float" office:value="0.0185185185185185" calcext:value-type="float">
            <text:p>0.01851851851851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7042253521126761</text:p>
          </table:table-cell>
          <table:table-cell office:value-type="string" calcext:value-type="string">
            <text:p>0.036231884057971016</text:p>
          </table:table-cell>
          <table:table-cell office:value-type="float" office:value="0.0478468899521531" calcext:value-type="float">
            <text:p>0.0478468899521531</text:p>
          </table:table-cell>
          <table:table-cell office:value-type="float" office:value="5" calcext:value-type="float">
            <text:p>5</text:p>
          </table:table-cell>
          <table:table-cell office:value-type="float" office:value="4832" calcext:value-type="float">
            <text:p>4832</text:p>
          </table:table-cell>
          <table:table-cell office:value-type="float" office:value="133" calcext:value-type="float">
            <text:p>133</text:p>
          </table:table-cell>
          <table:table-cell office:value-type="float" office:value="0.00103369857349597" calcext:value-type="float">
            <text:p>0.00103369857349597</text:p>
          </table:table-cell>
          <table:table-cell office:value-type="float" office:value="0.036231884057971" calcext:value-type="float">
            <text:p>0.036231884057971</text:p>
          </table:table-cell>
          <table:table-cell office:value-type="float" office:value="0.00201005025125628" calcext:value-type="float">
            <text:p>0.002010050251256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AF3-dependent-IRF-activation-pathway-(failing)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207547169811321</text:p>
          </table:table-cell>
          <table:table-cell office:value-type="string" calcext:value-type="string">
            <text:p>0.8263473053892215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138" calcext:value-type="float">
            <text:p>138</text:p>
          </table:table-cell>
          <table:table-cell office:value-type="float" office:value="6427" calcext:value-type="float">
            <text:p>6427</text:p>
          </table:table-cell>
          <table:table-cell office:value-type="float" office:value="29" calcext:value-type="float">
            <text:p>29</text:p>
          </table:table-cell>
          <table:table-cell office:value-type="float" office:value="0.021020563594821" calcext:value-type="float">
            <text:p>0.021020563594821</text:p>
          </table:table-cell>
          <table:table-cell office:value-type="float" office:value="0.826347305389222" calcext:value-type="float">
            <text:p>0.826347305389222</text:p>
          </table:table-cell>
          <table:table-cell office:value-type="float" office:value="0.0409982174688057" calcext:value-type="float">
            <text:p>0.04099821746880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025641025641024</text:p>
          </table:table-cell>
          <table:table-cell office:value-type="float" office:value="1" calcext:value-type="float">
            <text:p>1</text:p>
          </table:table-cell>
          <table:table-cell office:value-type="float" office:value="0.581818181818182" calcext:value-type="float">
            <text:p>0.581818181818182</text:p>
          </table:table-cell>
          <table:table-cell office:value-type="float" office:value="32" calcext:value-type="float">
            <text:p>32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0.0275150472914875" calcext:value-type="float">
            <text:p>0.0275150472914875</text:p>
          </table:table-cell>
          <table:table-cell office:value-type="float" office:value="1" calcext:value-type="float">
            <text:p>1</text:p>
          </table:table-cell>
          <table:table-cell office:value-type="float" office:value="0.0535564853556485" calcext:value-type="float">
            <text:p>0.0535564853556485</text:p>
          </table:table-cell>
          <table:table-cell table:number-columns-repeated="16371"/>
        </table:table-row>
        <table:table-row table:style-name="ro1">
          <table:table-cell/>
          <table:table-cell table:style-name="Default" table:formula="of:=SUM([.B2:.B31] )" office:value-type="float" office:value="2924" calcext:value-type="float">
            <text:p>2924</text:p>
          </table:table-cell>
          <table:table-cell table:style-name="Default" table:formula="of:=SUM([.C2:.C31] )" office:value-type="float" office:value="7147" calcext:value-type="float">
            <text:p>7147</text:p>
          </table:table-cell>
          <table:table-cell table:style-name="Default" table:formula="of:=SUM([.D2:.D31] )" office:value-type="float" office:value="12774" calcext:value-type="float">
            <text:p>12774</text:p>
          </table:table-cell>
          <table:table-cell table:style-name="ce18" table:formula="of:=[.B32]/([.B32]+[.C32])" office:value-type="float" office:value="0.290338595968623" calcext:value-type="float">
            <text:p>0.29033860</text:p>
          </table:table-cell>
          <table:table-cell table:style-name="Default" table:formula="of:=[.B32]/([.B32]+[.D32])" office:value-type="float" office:value="0.186265766339661" calcext:value-type="float">
            <text:p>0.186265766339661</text:p>
          </table:table-cell>
          <table:table-cell table:style-name="Default" table:formula="of:=2*[.E32]*[.F32]/([.E32]+[.F32])" office:value-type="float" office:value="0.226939345725484" calcext:value-type="float">
            <text:p>0.226939345725484</text:p>
          </table:table-cell>
          <table:table-cell table:style-name="Default" table:formula="of:=SUM([.H2:.H31])" office:value-type="float" office:value="2985" calcext:value-type="float">
            <text:p>2985</text:p>
          </table:table-cell>
          <table:table-cell table:style-name="Default" table:formula="of:=SUM([.I2:.I31])" office:value-type="float" office:value="252486" calcext:value-type="float">
            <text:p>252486</text:p>
          </table:table-cell>
          <table:table-cell table:style-name="Default" table:formula="of:=SUM([.J2:.J31])" office:value-type="float" office:value="12751" calcext:value-type="float">
            <text:p>12751</text:p>
          </table:table-cell>
          <table:table-cell table:style-name="Default" table:formula="of:=[.H32]/([.H32]+[.I32])" office:value-type="float" office:value="0.0116843007621217" calcext:value-type="float">
            <text:p>0.0116843007621217</text:p>
          </table:table-cell>
          <table:table-cell table:style-name="Default" table:formula="of:=[.H32]/([.H32]+[.J32])" office:value-type="float" office:value="0.18969242501271" calcext:value-type="float">
            <text:p>0.18969242501271</text:p>
          </table:table-cell>
          <table:table-cell table:style-name="Default" table:formula="of:=2*[.K32]*[.L32]/([.K32]+[.L32])" office:value-type="float" office:value="0.0220127061617141" calcext:value-type="float">
            <text:p>0.0220127061617141</text:p>
          </table:table-cell>
          <table:table-cell table:style-name="Default" table:number-columns-repeated="6"/>
          <table:table-cell table:number-columns-repeated="16365"/>
        </table:table-row>
        <table:table-row table:style-name="ro1">
          <table:table-cell/>
          <table:table-cell table:style-name="Default" table:number-columns-repeated="5"/>
          <table:table-cell table:style-name="Default" table:formula="of:=AVERAGE([.G2:.G31])" office:value-type="float" office:value="0.309717975564514" calcext:value-type="float">
            <text:p>0.309717975564514</text:p>
          </table:table-cell>
          <table:table-cell table:style-name="Default" table:number-columns-repeated="5"/>
          <table:table-cell table:style-name="Default" table:formula="of:=AVERAGE([.M2:.M31])" office:value-type="float" office:value="0.0278176085652863" calcext:value-type="float">
            <text:p>0.0278176085652863</text:p>
          </table:table-cell>
          <table:table-cell table:style-name="Default" table:number-columns-repeated="6"/>
          <table:table-cell table:number-columns-repeated="16365"/>
        </table:table-row>
        <table:table-row table:style-name="ro1">
          <table:table-cell/>
          <table:table-cell table:style-name="Default" table:number-columns-repeated="5"/>
          <table:table-cell table:style-name="Default" table:formula="of:=VAR([.G2:.G31])" office:value-type="float" office:value="0.0441689112272173" calcext:value-type="float">
            <text:p>0.0441689112272173</text:p>
          </table:table-cell>
          <table:table-cell table:style-name="Default" table:number-columns-repeated="5"/>
          <table:table-cell table:style-name="Default" table:formula="of:=VAR([.M2:.M31])" office:value-type="float" office:value="0.000643288735634811" calcext:value-type="float">
            <text:p>0.000643288735634811</text:p>
          </table:table-cell>
          <table:table-cell table:style-name="Default" table:number-columns-repeated="6"/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5-12-18T17:47:54.367173129</dc:date>
    <meta:editing-duration>PT3H48M26S</meta:editing-duration>
    <meta:editing-cycles>43</meta:editing-cycles>
    <meta:generator>LibreOffice/24.2.7.2$Linux_X86_64 LibreOffice_project/420$Build-2</meta:generator>
    <meta:document-statistic meta:table-count="1" meta:cell-count="515" meta:object-count="0"/>
  </office:meta>
</office:document-meta>
</file>